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6.909cm" fo:margin-left="-0.199cm" style:page-number="auto" table:align="left" style:writing-mode="lr-tb"/>
    </style:style>
    <style:style style:name="Table1.A" style:family="table-column">
      <style:table-column-properties style:column-width="3.336cm"/>
    </style:style>
    <style:style style:name="Table1.B" style:family="table-column">
      <style:table-column-properties style:column-width="7.474cm"/>
    </style:style>
    <style:style style:name="Table1.C" style:family="table-column">
      <style:table-column-properties style:column-width="2.651cm"/>
    </style:style>
    <style:style style:name="Table1.D" style:family="table-column">
      <style:table-column-properties style:column-width="3.44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list-style-name="WW8Num3">
      <style:text-properties fo:font-size="12pt" style:font-size-asian="12pt" style:font-size-complex="12pt"/>
    </style:style>
    <style:style style:name="P4" style:family="paragraph" style:parent-style-name="Standard" style:list-style-name="WW8Num4">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end" style:justify-single-word="false"/>
    </style:style>
    <style:style style:name="P8" style:family="paragraph" style:parent-style-name="Standard">
      <style:paragraph-properties fo:margin-top="0cm" fo:margin-bottom="0cm" loext:contextual-spacing="false" fo:line-height="100%"/>
      <style:text-properties fo:font-weight="bold" style:font-weight-asian="bold"/>
    </style:style>
    <style:style style:name="P9" style:family="paragraph" style:parent-style-name="Standard">
      <style:paragraph-properties fo:margin-top="0cm" fo:margin-bottom="0cm" loext:contextual-spacing="true" fo:line-height="100%"/>
    </style:style>
    <style:style style:name="P10" style:family="paragraph" style:parent-style-name="Standard">
      <style:paragraph-properties fo:margin-top="0cm" fo:margin-bottom="0.353cm" loext:contextual-spacing="true"/>
      <style:text-properties fo:font-weight="bold" style:font-weight-asian="bold"/>
    </style:style>
    <style:style style:name="P11" style:family="paragraph" style:parent-style-name="Standard">
      <style:paragraph-properties fo:margin-top="0cm" fo:margin-bottom="0.353cm" loext:contextual-spacing="true" fo:text-align="center" style:justify-single-word="false"/>
      <style:text-properties fo:font-weight="bold" style:font-weight-asian="bold"/>
    </style:style>
    <style:style style:name="P12" style:family="paragraph" style:parent-style-name="Standard">
      <style:paragraph-properties fo:margin-top="0cm" fo:margin-bottom="0.353cm" loext:contextual-spacing="true"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name-complex="Calibri"/>
    </style:style>
    <style:style style:name="T3"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College</text:p>
          </table:table-cell>
          <table:table-cell table:style-name="Table1.B1" table:number-columns-spanned="3" office:value-type="string">
            <text:p text:style-name="P8">R. V. College of Engineering, Bangalore</text:p>
          </table:table-cell>
          <table:covered-table-cell/>
          <table:covered-table-cell/>
        </table:table-row>
        <table:table-row table:style-name="Table1.1">
          <table:table-cell table:style-name="Table1.A1" office:value-type="string">
            <text:p text:style-name="P8">Department</text:p>
          </table:table-cell>
          <table:table-cell table:style-name="Table1.B1" table:number-columns-spanned="3" office:value-type="string">
            <text:p text:style-name="P6"><text:span text:style-name="T1">Department of Computer Science and Engineering</text:span></text:p>
          </table:table-cell>
          <table:covered-table-cell/>
          <table:covered-table-cell/>
        </table:table-row>
        <table:table-row table:style-name="Table1.1">
          <table:table-cell table:style-name="Table1.A1" office:value-type="string">
            <text:p text:style-name="P8">Course : </text:p>
          </table:table-cell>
          <table:table-cell table:style-name="Table1.B1" table:number-columns-spanned="3" office:value-type="string">
            <text:p text:style-name="P8">B.E</text:p>
          </table:table-cell>
          <table:covered-table-cell/>
          <table:covered-table-cell/>
        </table:table-row>
        <table:table-row table:style-name="Table1.1">
          <table:table-cell table:style-name="Table1.A1" office:value-type="string">
            <text:p text:style-name="P6"><text:span text:style-name="T1">Student Names</text:span></text:p>
          </table:table-cell>
          <table:table-cell table:style-name="Table1.A1" office:value-type="string">
            <text:p text:style-name="P8">Gagan Deep G</text:p>
            <text:p text:style-name="P8">G Jaya Prasad Reddy</text:p>
          </table:table-cell>
          <table:table-cell table:style-name="Table1.A1" office:value-type="string">
            <text:p text:style-name="P7"><text:span text:style-name="T1">USN Nos.</text:span></text:p>
          </table:table-cell>
          <table:table-cell table:style-name="Table1.B1" office:value-type="string">
            <text:p text:style-name="P8">1RV15CS053</text:p>
            <text:p text:style-name="P8">1RV15CS052</text:p>
          </table:table-cell>
        </table:table-row>
        <table:table-row table:style-name="Table1.1">
          <table:table-cell table:style-name="Table1.A1" office:value-type="string">
            <text:p text:style-name="P8">Project Title</text:p>
          </table:table-cell>
          <table:table-cell table:style-name="Table1.B1" table:number-columns-spanned="3" office:value-type="string">
            <text:p text:style-name="P8">Automatic Colourization of Grayscale Images (ACGI) </text:p>
          </table:table-cell>
          <table:covered-table-cell/>
          <table:covered-table-cell/>
        </table:table-row>
        <table:table-row table:style-name="Table1.1">
          <table:table-cell table:style-name="Table1.A1" office:value-type="string">
            <text:p text:style-name="P8">Project Type (In-House/Internship)</text:p>
          </table:table-cell>
          <table:table-cell table:style-name="Table1.B1" table:number-columns-spanned="3" office:value-type="string">
            <text:p text:style-name="P8">In- House</text:p>
          </table:table-cell>
          <table:covered-table-cell/>
          <table:covered-table-cell/>
        </table:table-row>
        <table:table-row table:style-name="Table1.1">
          <table:table-cell table:style-name="Table1.A1" office:value-type="string">
            <text:p text:style-name="P8">Under taken at</text:p>
          </table:table-cell>
          <table:table-cell table:style-name="Table1.B1" table:number-columns-spanned="3" office:value-type="string">
            <text:p text:style-name="P8">RVCE</text:p>
          </table:table-cell>
          <table:covered-table-cell/>
          <table:covered-table-cell/>
        </table:table-row>
        <table:table-row table:style-name="Table1.1">
          <table:table-cell table:style-name="Table1.A1" office:value-type="string">
            <text:p text:style-name="P8">Internal </text:p>
            <text:p text:style-name="P8">Guide</text:p>
          </table:table-cell>
          <table:table-cell table:style-name="Table1.B1" table:number-columns-spanned="3" office:value-type="string">
            <text:p text:style-name="P6"><text:span text:style-name="T2"><text:s/></text:span><text:span text:style-name="T1">Name : Prof. Ganashree K C</text:span></text:p>
            <text:p text:style-name="P6"><text:span text:style-name="T1">Designation : <text:s/>Assistant Professor </text:span></text:p>
            <text:p text:style-name="P8"/>
          </table:table-cell>
          <table:covered-table-cell/>
          <table:covered-table-cell/>
        </table:table-row>
      </table:table>
      <text:p text:style-name="P2"/>
      <text:p text:style-name="P2">SYNOPSIS</text:p>
      <text:p text:style-name="P1">INTRODUCTION:</text:p>
      <text:p text:style-name="Standard"><text:span text:style-name="T2"><text:s/></text:span>Automatic<text:span text:style-name="T1"> </text:span>Image colorization is the process of adding color to grayscale images, usually with the intent to modernize them. Automated image colorization is an ill-posed problem, as two objects with different colors can appear the same on grayscale film. Because of this, image colorization algorithms commonly require user input, either in the form of color annotations or a reference image. </text:p>
      <text:p text:style-name="Standard">Moreover, <text:s/>colourizing a grayscale image manually using Adobe Photoshop is a time-consuming, tedious and difficult task, making it crucial to come up with new techniques to solve the problem.</text:p>
      <text:p text:style-name="P1"/>
      <text:p text:style-name="Standard"><text:span text:style-name="T1">OBJECTIVE:</text:span></text:p>
      <text:p text:style-name="Standard"><text:span text:style-name="T3">The aim of this project is to build a model that will colourize a grayscale image using deep-learning convolutional neural networks for purposes ranging from increasing its aesthetic appeal to image enhancement. <text:s text:c="2"/></text:span></text:p>
      <text:p text:style-name="P5"/>
      <text:p text:style-name="P1">METHODOLOGY:</text:p>
      <text:p text:style-name="Standard">We plan to use a convolutional neural network based approach : </text:p>
      <text:p text:style-name="Standard">The colorization neural network has four components. We split the network into an encoder and a decoder. Between them, we’ll use a fusion layer.</text:p>
      <text:p text:style-name="Standard">In parallel to the encoder, the input images also run through one of today’s most powerful classifiers — the Inception ResNet v2 . This is a neural network trained on <text:soft-page-break/>1.2M images. We extract the classification layer and merge it with the output from the encoder. </text:p>
      <text:p text:style-name="Standard">By transferring the learning from the classifier to the coloring network, the network can get a sense of what’s in the picture. Thus, enabling the network to match an object representation with a coloring scheme.</text:p>
      <text:p text:style-name="P1">Software Requirements:</text:p>
      <text:list xml:id="list737672916" text:style-name="WW8Num3">
        <text:list-item>
          <text:p text:style-name="P3">Python</text:p>
        </text:list-item>
        <text:list-item>
          <text:p text:style-name="P3">Python Packages - OpenCV, Numpy, Scikit-learn. </text:p>
        </text:list-item>
        <text:list-item>
          <text:p text:style-name="P3">Jupyter Notebook </text:p>
        </text:list-item>
        <text:list-item>
          <text:p text:style-name="P3">TensorFlow (backend)</text:p>
        </text:list-item>
        <text:list-item>
          <text:p text:style-name="P3">Keras </text:p>
        </text:list-item>
      </text:list>
      <text:p text:style-name="P1">Hardware Requirements:</text:p>
      <text:list xml:id="list3853200959" text:style-name="WW8Num4">
        <text:list-item>
          <text:p text:style-name="P4">RAM - 2 GB or more</text:p>
        </text:list-item>
        <text:list-item>
          <text:p text:style-name="P4">Graphic Card or Cloud-based GPU</text:p>
        </text:list-item>
        <text:list-item>
          <text:p text:style-name="P4">Processor - <text:s/>Intel Core ( 3 GHz ) or equivalent AMD CPU, single or more cores. </text:p>
        </text:list-item>
      </text:list>
      <text:p text:style-name="Standard"><text:span text:style-name="T1">INNOVATION / CONTRIBUTION TO THE FIELD: </text:span><text:span text:style-name="T3">Right now, image colourization is a tedious task, done manually using Adobe Photoshop. By this technique, we can achieve the task done by hand in a more efficient and time consuming way. This technique also can be used as a image-preprocessing technique to enhance the input image for other computer vision applications. </text:span></text:p>
      <text:p text:style-name="P5"/>
      <text:p text:style-name="P1"/>
      <text:p text:style-name="P8">Internal Guide <text:s text:c="92"/>Signature of the HOD</text:p>
      <text:p text:style-name="P6"><text:span text:style-name="T2"><text:s/></text:span><text:span text:style-name="T1">Prof. Ganashree K C <text:s text:c="89"/>Dr. Shobha G</text:span></text:p>
      <text:p text:style-name="P6"><text:span text:style-name="T2"><text:s/></text:span><text:span text:style-name="T1">Assistant Professor , CSE <text:s text:c="67"/>Prof. &amp; Head of the Dept, CSE</text:span></text:p>
      <text:p text:style-name="P9"><text:span text:style-name="T1">R. V. College of Engineering <text:s text:c="63"/>R. V. College of Engineering</text:span></text:p>
      <text:p text:style-name="P10"/>
      <text:p text:style-name="P12"><text:span text:style-name="T1">Committee members (Name and Signature)</text:span></text:p>
      <text:p text:style-name="P11"><text:soft-page-break/></text:p>
      <text:p text:style-name="P11"/>
      <text:p text:style-name="P12"><text:span text:style-name="T1">Dr. Krishnappa H K, Associate Professor, CSE, RVCE</text:span></text:p>
      <text:p text:style-name="P11"/>
      <text:p text:style-name="P11"/>
      <text:p text:style-name="P12"><text:span text:style-name="T1">Dr. S R Swamy, Associate Professor, CSE, RVCE</text:span></text:p>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RVCE</meta:initial-creator>
    <meta:creation-date>2018-08-20T02:28:00</meta:creation-date>
    <dc:date>2018-08-31T16:20:44.954418160</dc:date>
    <meta:editing-cycles>9</meta:editing-cycles>
    <meta:editing-duration>PT1H1M50S</meta:editing-duration>
    <meta:generator>LibreOffice/6.0.3.2$Linux_X86_64 LibreOffice_project/00m0$Build-2</meta:generator>
    <meta:document-statistic meta:table-count="1" meta:image-count="0" meta:object-count="0" meta:page-count="3" meta:paragraph-count="51" meta:word-count="463" meta:character-count="3172" meta:non-whitespace-character-count="2434"/>
  </office:meta>
</office:document-meta>
</file>